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41E000032AA0000553B266C9630.svm"/>
  <manifest:file-entry manifest:media-type="" manifest:full-path="Pictures/200002B700001FDE000040352957C70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223cm" svg:height="12.548cm" svg:x="0.699cm" svg:y="0.076cm">
          <draw:image xlink:href="Pictures/200002B700001FDE000040352957C704.svm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7.549cm" svg:height="12.7cm" svg:x="0.019cm" svg:y="-0.083cm">
          <draw:image xlink:href="Pictures/2000041E000032AA0000553B266C963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Quignon </meta:initial-creator>
    <meta:creation-date>2010-08-13T18:46:53</meta:creation-date>
    <dc:date>2010-08-14T22:54:01</dc:date>
    <dc:creator>Quignon </dc:creator>
    <meta:editing-duration>PT00H40M04S</meta:editing-duration>
    <meta:editing-cycles>9</meta:editing-cycles>
    <meta:generator>OpenOffice.org/3.2$Linux OpenOffice.org_project/320m12$Build-9483</meta:generator>
    <meta:document-statistic meta:object-count="2"/>
  </office:meta>
</office:document-meta>
</file>